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impleJdbcCallTests.verifyAddInvoiceWithoutMetaData( boolean is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3">
            <text:p text:style-name="Table_20_Contents">13</text:p>
          </table:table-cell>
        </table:table-row>
        <table:table-row>
          <table:table-cell office:value-type="string">
            <text:p text:style-name="Table_20_Contents">SimpleJdbcCallTests.verifyAddInvoiceWithMetaData( boolean is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JdbcCallTests.unnamedParameterHandl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dbcCallTests.initializeAddInvoiceWithMetaData( boolean is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26">
            <text:p text:style-name="Table_20_Contents">26</text:p>
          </table:table-cell>
        </table:table-row>
        <table:table-row>
          <table:table-cell office:value-type="string">
            <text:p text:style-name="Table_20_Contents">SimpleJdbcCallTests.setU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SimpleJdbcCallTests.addInvoiceFuncWithMetaDataUsingArra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JdbcCallTests.addInvoiceFuncWithMetaDataUsingMapPara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JdbcCallTests.addInvoiceProcWithMetaDataUsingArra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8">
            <text:p text:style-name="Table_20_Contents">8</text:p>
          </table:table-cell>
        </table:table-row>
        <table:table-row>
          <table:table-cell office:value-type="string">
            <text:p text:style-name="Table_20_Contents">SimpleJdbcCallTests.addInvoiceProcWithoutMetaDataUsingArra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  <table:table-row>
          <table:table-cell office:value-type="string">
            <text:p text:style-name="Table_20_Contents">SimpleJdbcCallTests.verifyStatement( SimpleJdbcCall adder , String expected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impleJdbcCallTests.correctFunctionStatement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dbcCallTests.initializeAddInvoiceWithoutMetaData( boolean isFunction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SimpleJdbcCallTests.addInvoiceFuncWithoutMetaDataUsingMapPara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JdbcCallTests.addInvoiceProcWithMetaDataUsingMapPara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impleJdbcCallTests.correctProcedureStatementNam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dbcCallTests.noSuchStoredProcedur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0">
            <text:p text:style-name="Table_20_Contents">20</text:p>
          </table:table-cell>
        </table:table-row>
        <table:table-row>
          <table:table-cell office:value-type="string">
            <text:p text:style-name="Table_20_Contents">SimpleJdbcCallTests.correctFunctionStatementNamed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6">
            <text:p text:style-name="Table_20_Contents">6</text:p>
          </table:table-cell>
        </table:table-row>
        <table:table-row>
          <table:table-cell office:value-type="string">
            <text:p text:style-name="Table_20_Contents">SimpleJdbcCallTests.addInvoiceProcWithoutMetaDataUsingMapParam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SimpleJdbcCallTests.exceptionThrownWhileRetrievingColumnNamesFromMetadata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1">
            <text:p text:style-name="Table_20_Contents">21</text:p>
          </table:table-cell>
        </table:table-row>
        <table:table-row>
          <table:table-cell office:value-type="string">
            <text:p text:style-name="Table_20_Contents">SimpleJdbcCallTests.addInvoiceFuncWithoutMetaDataUsingArrayParam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2">
            <text:p text:style-name="Table_20_Contents">1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